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14f3ae" officeooo:paragraph-rsid="0014f3ae" style:font-size-asian="12pt" style:font-size-complex="12pt"/>
    </style:style>
    <style:style style:name="P2" style:family="paragraph" style:parent-style-name="Standard">
      <style:text-properties fo:color="#000000" loext:opacity="100%" style:font-name="Times New Roman" fo:font-size="13pt" fo:font-style="normal" fo:font-weight="normal" officeooo:rsid="0014f3ae" officeooo:paragraph-rsid="0014f3ae" fo:background-color="transparent" style:font-size-asian="13pt" style:font-style-asian="normal" style:font-weight-asian="normal" style:font-size-complex="13pt"/>
    </style:style>
    <style:style style:name="P3" style:family="paragraph" style:parent-style-name="Standard">
      <style:text-properties fo:color="#000000" loext:opacity="100%" style:font-name="Times New Roman" fo:font-size="13pt" fo:font-style="normal" fo:font-weight="normal" officeooo:rsid="001672d5" officeooo:paragraph-rsid="001672d5" fo:background-color="transparent" style:font-size-asian="13pt" style:font-style-asian="normal" style:font-weight-asian="normal" style:font-size-complex="13pt"/>
    </style:style>
    <style:style style:name="P4" style:family="paragraph" style:parent-style-name="Standard">
      <style:text-properties fo:color="#000000" loext:opacity="100%" style:font-name="Times New Roman" fo:font-size="13pt" fo:font-style="normal" fo:font-weight="bold" officeooo:rsid="0014f3ae" officeooo:paragraph-rsid="0014f3ae" fo:background-color="transparent" style:font-size-asian="13pt" style:font-style-asian="normal" style:font-weight-asian="bold" style:font-size-complex="13pt" style:font-weight-complex="bold"/>
    </style:style>
    <style:style style:name="P5" style:family="paragraph" style:parent-style-name="Standard">
      <style:text-properties style:font-name="Times New Roman" fo:font-size="12pt" officeooo:rsid="0014f3ae" officeooo:paragraph-rsid="0014f3ae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weight="bold" officeooo:rsid="0014f3ae" officeooo:paragraph-rsid="0014f3ae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Times New Roman" fo:font-size="13pt" officeooo:paragraph-rsid="0014f3ae" style:font-size-asian="13pt" style:font-size-complex="13pt"/>
    </style:style>
    <style:style style:name="P8" style:family="paragraph" style:parent-style-name="Standard">
      <style:paragraph-properties>
        <style:tab-stops>
          <style:tab-stop style:position="0.609cm"/>
        </style:tab-stops>
      </style:paragraph-properties>
      <style:text-properties style:font-name="Times New Roman" fo:font-size="13pt" officeooo:paragraph-rsid="0014f3ae" style:font-size-asian="13pt" style:font-size-complex="13pt"/>
    </style:style>
    <style:style style:name="P9" style:family="paragraph" style:parent-style-name="Standard">
      <style:text-properties style:font-name="Times New Roman" fo:font-size="13pt" officeooo:rsid="0014f3ae" officeooo:paragraph-rsid="0014f3ae" style:font-size-asian="13pt" style:font-size-complex="13pt"/>
    </style:style>
    <style:style style:name="P10" style:family="paragraph" style:parent-style-name="Standard">
      <style:text-properties style:font-name="Times New Roman" fo:font-size="13pt" officeooo:rsid="0014f3ae" officeooo:paragraph-rsid="001aee77" style:font-size-asian="13pt" style:font-size-complex="13pt"/>
    </style:style>
    <style:style style:name="P11" style:family="paragraph" style:parent-style-name="Standard">
      <style:text-properties style:font-name="Times New Roman" fo:font-size="13pt" fo:font-weight="bold" officeooo:rsid="0014f3ae" officeooo:paragraph-rsid="0014f3ae" style:font-size-asian="13pt" style:font-weight-asian="bold" style:font-size-complex="13pt" style:font-weight-complex="bold"/>
    </style:style>
    <style:style style:name="P12" style:family="paragraph" style:parent-style-name="Standard">
      <style:text-properties officeooo:paragraph-rsid="001672d5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style:paragraph-properties fo:text-align="center" style:text-autospace="none"/>
      <style:text-properties fo:color="#000000" loext:opacity="100%" style:font-name="F" fo:font-size="12pt" fo:background-color="transparent"/>
    </style:style>
    <style:style style:name="P16" style:family="paragraph">
      <loext:graphic-properties draw:fill-color="#ffffff"/>
      <style:paragraph-properties fo:text-align="center" style:text-autospace="none"/>
      <style:text-properties fo:color="#000000" loext:opacity="100%" style:font-name="F" fo:font-size="12pt" fo:background-color="transparent"/>
    </style:style>
    <style:style style:name="P17" style:family="paragraph">
      <style:paragraph-properties fo:text-align="center" style:text-autospace="none"/>
      <style:text-properties style:font-name="F" fo:font-size="12pt"/>
    </style:style>
    <style:style style:name="P18" style:family="paragraph">
      <loext:graphic-properties draw:fill-color="#ffffff"/>
      <style:paragraph-properties fo:text-align="center" style:text-autospace="none"/>
      <style:text-properties fo:color="#000000" loext:opacity="100%" style:font-name="F" fo:font-size="12pt"/>
    </style:style>
    <style:style style:name="P19" style:family="paragraph">
      <style:paragraph-properties fo:text-align="center" style:text-autospace="none" style:writing-mode="lr-tb"/>
      <style:text-properties fo:color="#000000" loext:opacity="100%" fo:font-size="12pt"/>
    </style:style>
    <style:style style:name="P20" style:family="paragraph">
      <loext:graphic-properties draw:fill-color="#ffffff"/>
      <style:paragraph-properties fo:text-align="center" style:text-autospace="none" style:writing-mode="lr-tb"/>
      <style:text-properties fo:color="#000000" loext:opacity="100%" fo:font-size="12pt"/>
    </style:style>
    <style:style style:name="P21" style:family="paragraph">
      <loext:graphic-properties draw:fill-color="#ffffff"/>
    </style:style>
    <style:style style:name="P22" style:family="paragraph">
      <style:paragraph-properties style:text-autospace="none"/>
      <style:text-properties fo:color="#000000" loext:opacity="100%" style:font-name="F" fo:font-size="12pt"/>
    </style:style>
    <style:style style:name="P23" style:family="paragraph">
      <loext:graphic-properties draw:fill-color="#ffffff"/>
      <style:paragraph-properties style:text-autospace="none"/>
      <style:text-properties fo:color="#000000" loext:opacity="100%" style:font-name="F" fo:font-size="12pt"/>
    </style:style>
    <style:style style:name="T1" style:family="text">
      <style:text-properties officeooo:rsid="0014f3ae"/>
    </style:style>
    <style:style style:name="T2" style:family="text">
      <style:text-properties officeooo:rsid="001672d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f3ae" style:font-weight-asian="bold" style:font-weight-complex="bold"/>
    </style:style>
    <style:style style:name="T5" style:family="text">
      <style:text-properties officeooo:rsid="001aee77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000000" loext:opacity="100%" style:font-name="Times New Roman" fo:font-size="13pt" fo:font-style="normal" fo:font-weight="bold" officeooo:rsid="001672d5" fo:background-color="transparent" loext:char-shading-value="0" style:font-size-asian="13pt" style:font-style-asian="normal" style:font-weight-asian="bold" style:font-size-complex="13pt" style:font-weight-complex="bold"/>
    </style:style>
    <style:style style:name="T8" style:family="text">
      <style:text-properties fo:color="#000000" loext:opacity="100%" style:font-name="Times New Roman" fo:font-size="13pt" fo:font-style="normal" fo:font-weight="normal" officeooo:rsid="001672d5" fo:background-color="transparent" loext:char-shading-value="0" style:font-size-asian="13pt" style:font-style-asian="normal" style:font-weight-asian="normal" style:font-size-complex="13pt"/>
    </style:style>
    <style:style style:name="T9" style:family="text">
      <style:text-properties fo:color="#000000" loext:opacity="100%" style:font-name="JetBrains Mono" fo:font-size="10pt" fo:background-color="transparent" style:font-name-asian="JetBrains Mono" style:font-size-asian="10pt" style:font-name-complex="JetBrains Mono" style:font-size-complex="10pt"/>
    </style:style>
    <style:style style:name="T10" style:family="text">
      <style:text-properties fo:color="#000000" loext:opacity="100%" style:font-name="JetBrains Mono" fo:font-size="10pt" style:font-name-asian="JetBrains Mono" style:font-size-asian="10pt" style:font-name-complex="JetBrains Mono" style:font-size-complex="10pt"/>
    </style:style>
    <style:style style:name="gr1" style:family="graphic">
      <style:graphic-properties draw:fill-color="#ffffff" draw:textarea-horizontal-align="justify" draw:textarea-vertical-align="middle" draw:auto-grow-height="false" fo:min-height="1.242cm" fo:min-width="3.4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0.817cm" fo:min-width="3.8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1.191cm" fo:min-width="10.6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fill-color="#ffffff" draw:textarea-horizontal-align="justify" draw:textarea-vertical-align="middle" draw:auto-grow-height="false" fo:min-height="1.138cm" fo:min-width="4.4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fill-color="#ffffff" draw:textarea-horizontal-align="justify" draw:textarea-vertical-align="middle" draw:auto-grow-height="false" fo:min-height="1.087cm" fo:min-width="5.6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fill-color="#ffffff" draw:textarea-horizontal-align="justify" draw:textarea-vertical-align="middle" draw:auto-grow-height="false" fo:min-height="1.111cm" fo:min-width="4.68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fill-color="#ffffff" draw:textarea-horizontal-align="justify" draw:textarea-vertical-align="middle" draw:auto-grow-height="false" fo:min-height="1.852cm" fo:min-width="5.3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fill-color="#ffffff" draw:textarea-horizontal-align="justify" draw:textarea-vertical-align="middle" draw:auto-grow-height="false" fo:min-height="1.192cm" fo:min-width="2.67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fill-color="#ffffff" draw:textarea-horizontal-align="justify" draw:textarea-vertical-align="middle" draw:auto-grow-height="false" fo:min-height="0.766cm" fo:min-width="3.06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fill-color="#ffffff" draw:textarea-horizontal-align="justify" draw:textarea-vertical-align="middle" draw:auto-grow-height="false" fo:min-height="0.817cm" fo:min-width="3.4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Практическое занятие №2.</text:p>
      <text:p text:style-name="P7"><text:span text:style-name="T4">Тема:</text:span><text:span text:style-name="T1"> </text:span>Знакомство и работа с IDE PyCharm Community. Построение программ линейной структуры в IDE PyCharm Community.</text:p>
      <text:p text:style-name="P8"><text:span text:style-name="T3">Цел</text:span><text:span text:style-name="T4">ь</text:span><text:span text:style-name="T3">:</text:span> выработка первичных навыков работы с IDE PyCharm Community, составление программ линейной структуры.</text:p>
      <text:p text:style-name="P11"><text:span text:style-name="T5">Постановка</text:span> задачи:</text:p>
      <text:p text:style-name="P9"><text:bookmark-start text:name="__DdeLink__106_230873206"/>Дано трехзначное число. В нем зачеркнули первую слева цифру и приписали ее справа. Вывести.<text:bookmark-end text:name="__DdeLink__106_230873206"/></text:p>
      <text:p text:style-name="P9"><text:span text:style-name="T3">Тип алгоритма:</text:span> <text:span text:style-name="T2">с ветвлениями</text:span>.</text:p>
      <text:p text:style-name="P11">Блок-схема алгоритма:</text:p>
      <text:p text:style-name="P1"><draw:custom-shape text:anchor-type="paragraph" draw:z-index="1" draw:name="Фигура 2" draw:style-name="gr10" draw:text-style-name="P14" svg:width="3.149cm" svg:height="0.847cm" svg:x="5.535cm" svg:y="0.303cm"><text:p text:style-name="P13"><text:s/>Начало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><draw:line text:anchor-type="paragraph" draw:z-index="4" draw:name="Вертикальная линия 3" draw:style-name="gr2" draw:text-style-name="P13" svg:x1="7.176cm" svg:y1="0.176cm" svg:x2="7.176cm" svg:y2="0.885cm"><text:p/></draw:line></text:p>
      <text:p text:style-name="P1"><draw:custom-shape text:anchor-type="paragraph" draw:z-index="0" draw:name="Фигура 1" draw:style-name="gr11" draw:text-style-name="P14" svg:width="5.451cm" svg:height="1.297cm" svg:x="4.159cm" svg:y="0.399cm"><text:p text:style-name="P13">Ввод numbe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"/>
      <text:p text:style-name="P1"/>
      <text:p text:style-name="P1"><draw:line text:anchor-type="paragraph" draw:z-index="3" draw:name="Вертикальная линия 2" draw:style-name="gr2" draw:text-style-name="P13" svg:x1="6.884cm" svg:y1="0.235cm" svg:x2="6.884cm" svg:y2="0.796cm"><text:p/></draw:line></text:p>
      <text:p text:style-name="P1"><draw:custom-shape text:anchor-type="paragraph" draw:z-index="2" draw:name="Фигура 3" draw:style-name="gr9" draw:text-style-name="P23" svg:width="5.345cm" svg:height="2.382cm" svg:x="4.212cm" svg:y="0.309cm"><text:p text:style-name="P22"><text:span text:style-name="T10">99&lt;number&lt;1000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/>
      <text:p text:style-name="P1"/>
      <text:p text:style-name="P1"><draw:line text:anchor-type="paragraph" draw:z-index="5" draw:name="Горизонтальная линия 1" draw:style-name="gr2" draw:text-style-name="P13" svg:x1="9.557cm" svg:y1="0.039cm" svg:x2="11.012cm" svg:y2="0.039cm"><text:p/></draw:line><draw:line text:anchor-type="paragraph" draw:z-index="6" draw:name="Линия 1" draw:style-name="gr2" draw:text-style-name="P13" svg:x1="4.212cm" svg:y1="0.039cm" svg:x2="2.651cm" svg:y2="0.039cm"><text:p/></draw:line><draw:line text:anchor-type="paragraph" draw:z-index="7" draw:name="Вертикальная линия 1" draw:style-name="gr2" draw:text-style-name="P13" svg:x1="11.012cm" svg:y1="0.039cm" svg:x2="11.012cm" svg:y2="1.547cm"><text:p/></draw:line><draw:line text:anchor-type="paragraph" draw:z-index="8" draw:name="Вертикальная линия 4" draw:style-name="gr2" draw:text-style-name="P13" svg:x1="2.651cm" svg:y1="0.039cm" svg:x2="2.651cm" svg:y2="1.468cm"><text:p/></draw:line></text:p>
      <text:p text:style-name="P1"/>
      <text:p text:style-name="P1"/>
      <text:p text:style-name="P1"><draw:custom-shape text:anchor-type="paragraph" draw:z-index="9" draw:name="Фигура 4" draw:style-name="gr8" draw:text-style-name="P21" svg:width="5.345cm" svg:height="1.853cm" svg:x="-0.18cm" svg:y="0.034cm"><text:p>Вывод сообщения об ошибке</text:p><draw:enhanced-geometry svg:viewBox="0 0 21600 21600" draw:type="rectangle" draw:enhanced-path="M 0 0 L 21600 0 21600 21600 0 21600 0 0 Z N"/></draw:custom-shape><draw:custom-shape text:anchor-type="paragraph" draw:z-index="10" draw:name="Фигура 5" draw:style-name="gr7" draw:text-style-name="P18" svg:width="4.684cm" svg:height="1.112cm" svg:x="9.239cm" svg:y="0.007cm"><text:p text:style-name="P17"><text:span text:style-name="T10">n</text:span><text:span text:style-name="T10">u</text:span><text:span text:style-name="T10">m</text:span><text:span text:style-name="T10">b</text:span><text:span text:style-name="T10">e</text:span><text:span text:style-name="T10">r</text:span><text:span text:style-name="T10">_</text:span><text:span text:style-name="T10">1</text:span><text:span text:style-name="T10"> </text:span><text:span text:style-name="T10">=</text:span><text:span text:style-name="T10"> </text:span><text:span text:style-name="T10">n</text:span><text:span text:style-name="T10">u</text:span><text:span text:style-name="T10">m</text:span><text:span text:style-name="T10">b</text:span><text:span text:style-name="T10">e</text:span><text:span text:style-name="T10">r</text:span><text:span text:style-name="T10"> </text:span><text:span text:style-name="T10">/</text:span><text:span text:style-name="T10">/</text:span><text:span text:style-name="T10"> </text:span><text:span text:style-name="T10">1</text:span><text:span text:style-name="T10">0</text:span><text:span text:style-name="T10">0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11" draw:name="Вертикальная линия 5" draw:style-name="gr2" draw:text-style-name="P13" svg:x1="11.091cm" svg:y1="0.145cm" svg:x2="11.091cm" svg:y2="0.859cm"><text:p/></draw:line></text:p>
      <text:p text:style-name="P1"><draw:custom-shape text:anchor-type="paragraph" draw:z-index="12" draw:name="Фигура 6" draw:style-name="gr6" draw:text-style-name="P20" svg:width="5.665cm" svg:height="1.087cm" svg:x="9.16cm" svg:y="0.24cm"><text:p text:style-name="P19"><text:span text:style-name="T10">n</text:span><text:span text:style-name="T10">u</text:span><text:span text:style-name="T10">m</text:span><text:span text:style-name="T10">b</text:span><text:span text:style-name="T10">e</text:span><text:span text:style-name="T10">r</text:span><text:span text:style-name="T10">_</text:span><text:span text:style-name="T10">2</text:span><text:span text:style-name="T10"> </text:span><text:span text:style-name="T10">=</text:span><text:span text:style-name="T10"> </text:span><text:span text:style-name="T10">(</text:span><text:span text:style-name="T10">n</text:span><text:span text:style-name="T10">u</text:span><text:span text:style-name="T10">m</text:span><text:span text:style-name="T10">b</text:span><text:span text:style-name="T10">e</text:span><text:span text:style-name="T10">r</text:span><text:span text:style-name="T10"> </text:span><text:span text:style-name="T10">/</text:span><text:span text:style-name="T10">/</text:span><text:span text:style-name="T10"> </text:span><text:span text:style-name="T10">1</text:span><text:span text:style-name="T10">0</text:span><text:span text:style-name="T10">)</text:span><text:span text:style-name="T10"> </text:span><text:span text:style-name="T10">%</text:span><text:span text:style-name="T10"> </text:span><text:span text:style-name="T10">1</text:span><text:span text:style-name="T10">0</text:span></text:p><draw:enhanced-geometry svg:viewBox="0 0 21600 21600" draw:type="rectangle" draw:enhanced-path="M 0 0 L 21600 0 21600 21600 0 21600 0 0 Z N"/></draw:custom-shape></text:p>
      <text:p text:style-name="P1"><draw:line text:anchor-type="paragraph" draw:z-index="19" draw:name="Линия 2" draw:style-name="gr2" draw:text-style-name="P13" svg:x1="2.836cm" svg:y1="0.071cm" svg:x2="2.889cm" svg:y2="7.241cm"><text:p/></draw:line></text:p>
      <text:p text:style-name="P1"><draw:line text:anchor-type="paragraph" draw:z-index="14" draw:name="Вертикальная линия 6" draw:style-name="gr2" draw:text-style-name="P13" svg:x1="11.091cm" svg:y1="0.353cm" svg:x2="11.091cm" svg:y2="1.039cm"><text:p/></draw:line></text:p>
      <text:p text:style-name="P1"/>
      <text:p text:style-name="P1"><draw:custom-shape text:anchor-type="paragraph" draw:z-index="13" draw:name="Фигура 7" draw:style-name="gr5" draw:text-style-name="P18" svg:width="4.499cm" svg:height="1.138cm" svg:x="9.16cm" svg:y="0.065cm"><text:p text:style-name="P17"><text:span text:style-name="T10">n</text:span><text:span text:style-name="T10">u</text:span><text:span text:style-name="T10">m</text:span><text:span text:style-name="T10">b</text:span><text:span text:style-name="T10">e</text:span><text:span text:style-name="T10">r</text:span><text:span text:style-name="T10">_</text:span><text:span text:style-name="T10">3</text:span><text:span text:style-name="T10"> </text:span><text:span text:style-name="T10">=</text:span><text:span text:style-name="T10"> </text:span><text:span text:style-name="T10">n</text:span><text:span text:style-name="T10">u</text:span><text:span text:style-name="T10">m</text:span><text:span text:style-name="T10">b</text:span><text:span text:style-name="T10">e</text:span><text:span text:style-name="T10">r</text:span><text:span text:style-name="T10"> </text:span><text:span text:style-name="T10">%</text:span><text:span text:style-name="T10"> </text:span><text:span text:style-name="T10">1</text:span><text:span text:style-name="T10">0</text:span></text:p><draw:enhanced-geometry svg:viewBox="0 0 21600 21600" draw:type="rectangle" draw:enhanced-path="M 0 0 L 21600 0 21600 21600 0 21600 0 0 Z N"/></draw:custom-shape></text:p>
      <text:p text:style-name="P1"/>
      <text:p text:style-name="P1"><draw:line text:anchor-type="paragraph" draw:z-index="15" draw:name="Вертикальная линия 7" draw:style-name="gr2" draw:text-style-name="P13" svg:x1="10.959cm" svg:y1="0.229cm" svg:x2="10.959cm" svg:y2="0.864cm"><text:p/></draw:line></text:p>
      <text:p text:style-name="P1"><draw:custom-shape text:anchor-type="paragraph" draw:z-index="16" draw:name="Фигура 8" draw:style-name="gr4" draw:text-style-name="P16" svg:width="10.642cm" svg:height="1.191cm" svg:x="7.197cm" svg:y="0.351cm"><text:p text:style-name="P15"><text:span text:style-name="T9">r</text:span><text:span text:style-name="T9">e</text:span><text:span text:style-name="T9">_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 </text:span><text:span text:style-name="T9">=</text:span><text:span text:style-name="T9"> 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_</text:span><text:span text:style-name="T9">2</text:span><text:span text:style-name="T9"> </text:span><text:span text:style-name="T9">*</text:span><text:span text:style-name="T9"> </text:span><text:span text:style-name="T9">1</text:span><text:span text:style-name="T9">0</text:span><text:span text:style-name="T9">0</text:span><text:span text:style-name="T9"> </text:span><text:span text:style-name="T9">+</text:span><text:span text:style-name="T9"> 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_</text:span><text:span text:style-name="T9">3</text:span><text:span text:style-name="T9"> </text:span><text:span text:style-name="T9">*</text:span><text:span text:style-name="T9"> </text:span><text:span text:style-name="T9">1</text:span><text:span text:style-name="T9">0</text:span><text:span text:style-name="T9"> </text:span><text:span text:style-name="T9">+</text:span><text:span text:style-name="T9"> 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_</text:span><text:span text:style-name="T9">1</text:span></text:p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><draw:line text:anchor-type="paragraph" draw:z-index="18" draw:name="Вертикальная линия 8" draw:style-name="gr2" draw:text-style-name="P13" svg:x1="11.012cm" svg:y1="0.081cm" svg:x2="11.012cm" svg:y2="0.637cm"><text:p/></draw:line></text:p>
      <text:p text:style-name="P1"><draw:custom-shape text:anchor-type="paragraph" draw:z-index="17" draw:name="Фигура 9" draw:style-name="gr3" draw:text-style-name="P14" svg:width="6.086cm" svg:height="1.297cm" svg:x="8.234cm" svg:y="0.15cm"><text:p text:style-name="P13">Вывод numbe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1"/>
      <text:p text:style-name="P1"><draw:line text:anchor-type="paragraph" draw:z-index="20" draw:name="Линия 3" draw:style-name="gr2" draw:text-style-name="P13" svg:x1="11.091cm" svg:y1="0.473cm" svg:x2="11.065cm" svg:y2="1.584cm"><text:p/></draw:line></text:p>
      <text:p text:style-name="P1"/>
      <text:p text:style-name="P1"><draw:line text:anchor-type="paragraph" draw:z-index="21" draw:name="Линия 4" draw:style-name="gr2" draw:text-style-name="P13" svg:x1="2.889cm" svg:y1="0.425cm" svg:x2="5.614cm" svg:y2="0.504cm"><text:p/></draw:line></text:p>
      <text:p text:style-name="P1"><draw:line text:anchor-type="paragraph" draw:z-index="22" draw:name="Линия 5" draw:style-name="gr2" draw:text-style-name="P13" svg:x1="11.064cm" svg:y1="0.124cm" svg:x2="4.979cm" svg:y2="0.018cm"><text:p/></draw:line><draw:line text:anchor-type="paragraph" draw:z-index="23" draw:name="Вертикальная линия 9" draw:style-name="gr2" draw:text-style-name="P13" svg:x1="6.673cm" svg:y1="0.123cm" svg:x2="6.673cm" svg:y2="0.917cm"><text:p/></draw:line></text:p>
      <text:p text:style-name="P1"><draw:custom-shape text:anchor-type="paragraph" draw:z-index="24" draw:name="Фигура 10" draw:style-name="gr1" draw:text-style-name="P14" svg:width="3.599cm" svg:height="1.377cm" svg:x="4.953cm" svg:y="0.457cm"><text:p text:style-name="P13">Конец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/>
      <text:p text:style-name="P1"/>
      <text:p text:style-name="P1"/>
      <text:p text:style-name="P1"/>
      <text:p text:style-name="P1"/>
      <text:p text:style-name="P11">Текст программы:</text:p>
      <text:p text:style-name="P10">#<text:bookmark-start text:name="__DdeLink__106_2308732061"/>Дано трехзначное число. В нем зачеркнули первую слева цифру и приписали ее <text:soft-page-break/>справа. Вывести.<text:bookmark-end text:name="__DdeLink__106_2308732061"/></text:p>
      <text:p text:style-name="P2">number = int(input("Введите трёхзначное число: ")) </text:p>
      <text:p text:style-name="P2">if 99&lt;number&lt;1000: </text:p>
      <text:p text:style-name="P2"><text:tab/>number_1 = number // 100 </text:p>
      <text:p text:style-name="P2"><text:tab/>number_2 = (number // 10) % 10 </text:p>
      <text:p text:style-name="P2"><text:tab/>number_3 = number % 10 </text:p>
      <text:p text:style-name="P2"><text:tab/>re_number = number_2 * 100 + number_3 * 10 + number_1 </text:p>
      <text:p text:style-name="P2"><text:tab/>print ("Вышло: " + str(re_number)) </text:p>
      <text:p text:style-name="P2">else: </text:p>
      <text:p text:style-name="P2"><text:tab/>print("Вы ввели не трёхзначное число, перезапустите программу и попробуйте заново")</text:p>
      <text:p text:style-name="P2"/>
      <text:p text:style-name="P4">Протокол работы программы:</text:p>
      <text:p text:style-name="P2">Введите трёхзначное число: 126 </text:p>
      <text:p text:style-name="P2">Вышло: 261</text:p>
      <text:p text:style-name="P2"/>
      <text:p text:style-name="P2">Process finished with exit code 0</text:p>
      <text:p text:style-name="P3"/>
      <text:p text:style-name="P3"/>
      <text:p text:style-name="P12"><text:span text:style-name="T7">Вывод:</text:span><text:span text:style-name="T8"> в процессе выполнения практического занятия выработала навыки составления программ структуры с ветвлениями </text:span>в IDE PyCharm Community. Были использованы языковые конструкции if и математические операции.</text:p>
      <text:p text:style-name="P12">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" svg:font-family="" style:font-family-generic="roman"/>
    <style:font-face style:name="JetBrains Mono" svg:font-family="'JetBrains Mono'" style:font-family-generic="modern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0-16T18:24:08.420307841</dc:date>
    <meta:editing-cycles>5</meta:editing-cycles>
    <meta:editing-duration>PT20M2S</meta:editing-duration>
    <meta:document-statistic meta:table-count="0" meta:image-count="0" meta:object-count="0" meta:page-count="2" meta:paragraph-count="24" meta:word-count="176" meta:character-count="1276" meta:non-whitespace-character-count="1109"/>
    <meta:user-defined meta:name="Поле 1"/>
    <meta:user-defined meta:name="Поле 2"/>
    <meta:user-defined meta:name="Поле 3"/>
    <meta:user-defined meta:name="Поле 4"/>
  </office:meta>
</office:document-meta>
</file>